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paragraph-properties fo:margin-top="0in" fo:margin-bottom="0.139in" loext:contextual-spacing="false" fo:line-height="100%" fo:text-align="justify" style:justify-single-word="false"/>
      <style:text-properties fo:color="#252525" fo:background-color="#ffffff"/>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Heading_20_4">
      <style:paragraph-properties fo:margin-top="0.1945in" fo:margin-bottom="0.139in" loext:contextual-spacing="false" fo:line-height="100%" fo:text-align="justify" style:justify-single-word="false"/>
    </style:style>
    <style:style style:name="P5" style:family="paragraph" style:parent-style-name="Heading_20_4">
      <style:paragraph-properties fo:margin-top="0.1945in" fo:margin-bottom="0.0555in" loext:contextual-spacing="false" fo:text-align="justify" style:justify-single-word="false"/>
    </style:style>
    <style:style style:name="P6" style:family="paragraph" style:parent-style-name="Heading_20_1">
      <style:paragraph-properties fo:margin-top="0.278in" fo:margin-bottom="0.0835in" loext:contextual-spacing="false"/>
    </style:style>
    <style:style style:name="P7" style:family="paragraph" style:parent-style-name="Heading_20_1">
      <style:paragraph-properties fo:margin-top="0.278in" fo:margin-bottom="0.0835in" loext:contextual-spacing="false" fo:text-align="justify" style:justify-single-word="false"/>
    </style:style>
    <style:style style:name="P8" style:family="paragraph" style:parent-style-name="Subtitle">
      <style:paragraph-properties fo:margin-top="0in" fo:margin-bottom="0.139in" loext:contextual-spacing="false" fo:line-height="100%" fo:text-align="justify" style:justify-single-word="false"/>
    </style:style>
    <style:style style:name="P9" style:family="paragraph" style:parent-style-name="Title" style:master-page-name="Standard">
      <style:paragraph-properties fo:margin-top="0in" fo:margin-bottom="0in" loext:contextual-spacing="false" fo:line-height="100%" style:page-number="1"/>
    </style:style>
    <style:style style:name="T1" style:family="text">
      <style:text-properties fo:color="#252525" fo:background-color="#ffffff"/>
    </style:style>
    <style:style style:name="T2" style:family="text">
      <style:text-properties fo:color="#1155cc" style:text-underline-style="solid" style:text-underline-width="auto" style:text-underline-color="font-color" fo:background-color="#ffffff"/>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s1wstqyze42t"/>Film MLP oczami Cahan i Gray Picture</text:p>
      <text:p text:style-name="P8"><text:bookmark text:name="_g7apvcyyarev"/>Czyli ocena trailera</text:p>
      <text:p text:style-name="P6"><text:bookmark text:name="_iwmb5mhzegym"/>Cahan</text:p>
      <text:p text:style-name="P1">Niedawno obejrzałam trailer “MLP: The Movie” w obu wersjach językowych i mam dość mieszane uczucia. W zasadzie to miałam je już przed publikacją tych materiałów reklamowych. Mówiąc wprost <text:span text:style-name="T1">– oczekuję czegoś, co z jednej strony będzie klapą, a z drugiej da się oglądać i nieźle przy tym bawić. Czy moje czarnowidztwo ma podstawy? Niestety tak, w końcu twórcy zdradzili nam już całą fabułę i praktycznie pokazali niemal wszystko, co się dało.</text:span></text:p>
      <text:p text:style-name="P4"><text:bookmark text:name="_zaybnaurqxxm"/>Animacja</text:p>
      <text:p text:style-name="P1"><text:span text:style-name="T1">Nawet podoba mi się ten nowy styl pastelowych osiołków, ale to też dlatego, że nie jestem fanką strony wizualnej animacji z Flasha. To, co nam zaprezentowano, jest dużo płynniejsze, a i sam wygląd kucyków sporo zyskał. Ale przede wszystkim nie jest to już takie sztywne i płaskie. Co prawda nie jestem fanką 2,5D i pozostaję wierna starym, rysowanym kreskówkom, ale świat idzie do przodu i nikomu się nie opłaca robienie produkcji na miarę starych bajek Disneya.</text:span></text:p>
      <text:p text:style-name="P1"><text:span text:style-name="T1">Jednak o ile wygląd samych postaci jest przyjemny, to tła wyglądają dużo gorzej. Pewne ich elementy wyglądają jak doklejone w fotoszopie modele zrobione na szybko. W sumie nie zdziwiłabym się, gdyby faktycznie tak było. Choćby statek Tempest Shadow czy figury Celestii i Luny – nie wiem, komu wpadło do głowy takie mieszanie stylów, ale na estetyce to on się nie znał. Jasne, czasami coś takiego może się udać, za przykład podałabym anime “Girls und Panzer” i walki czołgów, jednak tam zrobiono to z wyczuciem oraz odpowiednio dopasowano poszczególne elementy.</text:span></text:p>
      <text:p text:style-name="P1"><text:span text:style-name="T1">Kuleje też nasycenie barw. Całość jest jaskrawa jak OCki z Pony Creatora. To już nie są pastelowe koniki, to są fluorescencyjne koniki. Najbardziej to chyba widać po Starlight i Trixie, które przez chwilę pojawiają się w jednej ze scen. Prócz tego mam wrażenie, że barwy są bardzo rozmyte – prawdopodobnie próbowali uzyskać gładkie cieniowanie.</text:span></text:p>
      <text:p text:style-name="P4"><text:bookmark text:name="_yb0v2sikzbc5"/>Nowi bohaterowie</text:p>
      <text:p text:style-name="P1"><text:span text:style-name="T1">Tu jest różnie. Najbardziej podoba mi się Tempest Shadow, do której od początku nie nastawiałam się negatywnie (a wszyscy się śmiali, że wygląda jak kiepskie OC). Jednak w oryginalnym trailerze po prostu wymiatała. Ta mimika, ten głos! Szykuje się ciekawa jak na kucyki postać. W ogóle podoba mi się jej design, może poza oczami (wyglądają na zamglone, co ma moim zdaniem mało sensu). Fakt, blizny, mroczne imiona i złamane rogi to są atrybuty złych OCków, jednak w serialu ani filmie czegoś takiego jeszcze nie było. No i Tempest chyba nie jest taka zła do szpiku kości. Ma też fajną sylwetkę oraz zbroję.</text:span></text:p>
      <text:p text:style-name="P1"><text:span text:style-name="T1">Za to zupełnie nie podobają mi się piraci od kapitan Celaeno. Pomysł anthro papug uważam za chybiony. Rozumiem ideę – piraci mają papugi, he he, ale nie widzę sensu dodawania kolejnych ras rozumnych do uniwersum. Szczególnie, że w świecie My Little Pony żyją gryfy, które spokojnie dałoby się tu wykorzystać. Nie lubię też samego motywu dobrych piratów. Piraci to tacy kolesie, co napadają na inne statki, zabijają ich załogę i rabują dobra, ale z niewiadomych powodów bywają przedstawiani jako postacie pozytywne. Może trochę się czepiam, bo to tylko mało poważna bajka dla dzieci, ale czy nie lepiej pokazać piractwa jako czegoś złego i niegodnego pochwały, ale jednocześnie zrobić to w humorystyczny sposób?</text:span></text:p>
      <text:p text:style-name="P1"><text:span text:style-name="T1">Kolejną nową postacią jest Capper, tym razem mamy anthro kota. Trochę dużo tych anthro zwierząt w tym świecie. W ogóle temat ras rozumnych w MLP jest kiepsko zrobiony – rozumne jaki i hodowlane krowy, kotki jako zwierzęta domowe oraz posiadacze własnego państwa. W sumie to typowe w bajkach dla dzieci, gdzie anthro kaczka je na obiad pieczonego indyka. W ogóle trochę szkoda, że twórcy, zamiast rozwijać to, co mają, wolą dokładać nowe, które pojawia się na chwilę, po czym znika na wiele sezonów.</text:span></text:p>
      <text:p text:style-name="P1"><text:span text:style-name="T1">Rasa morskich koni, która tak naprawdę nie istnieje, ponieważ składają się na nią przemienione hipogryfy, to ciekawy temat. Jest nadzieja, że nie dostaniemy “Małej Syrenki: Powrót do Owsa”, tylko coś zupełnie innego. Sam wygląd hipogryfów również jest lepszy niż by się można spodziewać i wyraźnie różnią się one od kucyków. Jednak ciekawe, że w formie hipokampów utraciły dzioby. Pewnie z nimi nie byłyby dość ładne dla kilkuletnich fanek Arielki.</text:span></text:p>
      <text:p text:style-name="P1"><text:span text:style-name="T1">Mamy też rasę, do której należy Storm King i jego przydupas – Grubber. Nie jestem pewna, co to ma być, bo wygląda jak hybryda między anthro pawianem a ratelem miodożernym. O tym ostatnim zwierzątku pewnie już słyszeliście, ponieważ od jakiegoś czasu regularnie pojawia się w bajkach dla dzieci. Do tego gatunku należy jeden z członków Lwiej Straży z “The Lion Guard” oraz lekarka z “Zootopii”. Podobieństwo między tym pierwszym a Grubberem jest wręcz uderzające. Same postacie wydają się mieć duży potencjał komediowy i jak dla mnie jest to wada. Jednak Grubber chyba nie będzie typowym nieogarniętym sługą, bo na trailerach wydaje się całkiem kompetentny. </text:span></text:p>
      <text:p text:style-name="P1"><text:span text:style-name="T1">I na koniec: Songbird Serenade. Hasbro znów zainspirowało się Disneyem i kultem celebryty w kinematografii. “Zootopia” miała Shakirę, tzn. Gazelle, zaś “My Little Pony: The Movie” ma Się. Nic nie mam przeciwko żadnej z tych pań, zwisają mi one i powiewają, ale nie lubię, kiedy do filmu wciska się na siłę znaną celebrytkę po to, by zaśpiewała ładną piosenkę, a oprócz tego wciska się ją, ile wlezie i kreuje jako wielką, genialną, najlepszą Mary Sue. Idę o zakład, że nagle wszyscy zapomną o </text:span><text:span text:style-name="T1"><office:annotation office:name="__Annotation__34_863335"><dc:creator>Jakub Lisiecki</dc:creator><dc:date>2017-08-08T00:27:07</dc:date><text:p><text:span text:style-name="T3">Pony.rar</text:span></text:p></office:annotation></text:span><text:span text:style-name="T1">Rarze</text:span><office:annotation-end office:name="__Annotation__34_863335"/><text:span text:style-name="T1"> czy innych piosenkarkach z Equestrii, bo trzeba wcisnąć Songbird Serenade. Swoją drogą strasznie nie podobają mi się imię i wygląd tej postaci – ta kokarda od Apple Bloom…</text:span></text:p>
      <text:p text:style-name="P4"><text:bookmark text:name="_rd5y1kq0b97"/>Fabuła</text:p>
      <text:p text:style-name="P1"><text:span text:style-name="T1">Fabuła nigdy nie była najmocniejszą stroną produkcji o kolorowych koniach (przynajmniej w G4). Do premiery jeszcze parę miesięcy, a twórcy już nam wszystko zdradzili. Generalnie nie brzmiałoby to bardzo źle, gdyby nie to, że film będzie bardzo krótki. A już to oznacza, że będzie cierpiał na bolączkę serii “Equestria Girls”, czyli akcję pędzącą z prędkością światła. Duża liczba nowych postaci dodatkowo utrudnia całą sprawę – nie będzie czasu na ich poznanie.</text:span></text:p>
      <text:p text:style-name="P1"><text:span text:style-name="T1">Znamy już całą historię przedstawioną w filmie, łącznie z twistami fabularnymi. To dość ciekawe, że Hasbro ujawniło nawet, kto zdradzi, kto się nawróci i jaką kto ma motywację. Wyobraźcie sobie sytuację, w której przed premierą “Frozen” twórcy mówią, że Hans zdradzi Annę, bo to mniej więcej stało się w przypadku “My Little Pony: The Movie”. Akurat ja nie jestem osobą, której spoilery przeszkadzają w czerpaniu radości z danej produkcji, jednak zdaję sobie sprawę, że coś takiego psuje zabawę wielu ludziom.</text:span></text:p>
      <text:p text:style-name="P4"><text:bookmark text:name="_66ezpukzegmq"/>Dubbing</text:p>
      <text:p text:style-name="P1"><text:span text:style-name="T1">Oryginalny dubbing trzyma poziom, szczególnie wybija się postać Tempest Shadow grana przez Emily Blunt. Ten głos świetnie pasuje do postaci. Jestem też mile zaskoczona Grubberem, bo bałam się, że zabrzmi kretyńsko. Storm King również wypada całkiem nieźle.</text:span></text:p>
      <text:p text:style-name="P1"><text:span text:style-name="T1">Gorzej wypada nasza polska wersja, jednak to standard. Co ciekawe, nowe postacie zaprezentowane w trailerze nie brzmią źle. Jednak polska Tempest nie umywa się od oryginału i jak dla mnie jest raczej słaba, ponieważ brzmi sztucznie. Oczywiście Pinkie Pie wypala uszy swoim jazgotem.</text:span></text:p>
      <text:p text:style-name="P4"><text:bookmark text:name="_j5hq7dpsi9so"/>Dlaczego czarno to widzę</text:p>
      <text:p text:style-name="P1"><text:span text:style-name="T1">No cóż, godzina i trzydzieści dziewięć minut to mało czasu na film, szczególnie, że same napisy zabierają sporo czasu. Do tego upchnięcie w te ramy takiej ilości akcji oraz nowych bohaterów niewątpliwie będzie wyzwaniem. Nie jestem pewna, czy Hasbro o tym wie, skoro zamierza tracić cenne minuty na Się. W efekcie temat nowych ras prawdopodobnie zostanie potraktowany mocno po macoszemu, za to dostaniemy piosenki. Może nawet będą fajne, jednak ta, co już wyciekła, zadka nie urywa.</text:span></text:p>
      <text:p text:style-name="P1"><text:span text:style-name="T1">Strona wizualna również mogłaby być lepsza i mam nadzieję, że jeśli powstanie kolejny film, to twórcy zrozumieją swoje błędy. W końcu flashowa animacja z sezonu na sezon stawała się coraz lepsza, może animatorzy po prostu potrzebują czasu, by lepiej ogarnąć Harmony. Jeśli produkcja okazałaby się sukcesem, to pewnie otrzymaliby też większe fundusze, które mogliby przeznaczyć na ulepszenie grafiki.</text:span></text:p>
      <text:p text:style-name="P7"><text:bookmark text:name="_el78mttaiuo2"/>Gray Picture</text:p>
      <text:p text:style-name="P3"><text:soft-page-break/><text:span text:style-name="T1"><text:s/></text:span></text:p>
      <text:p text:style-name="P3"><text:span text:style-name="T1">Przed obejrzeniem trailera byłam bardzo pozytywnie nastawiona do „My Little Pony: The Movie”. Po obejrzeniu mój zapał znacząco osłabł, ponieważ zdałam sobie sprawę, że jest bardzo wiele rzeczy, które mogą i najprawdopodobniej zostaną zrobione źle.</text:span></text:p>
      <text:p text:style-name="P3"><text:span text:style-name="T1"><text:s/></text:span></text:p>
      <text:p text:style-name="P5"><text:bookmark text:name="_t4tid0a32fuy"/>Wygląd</text:p>
      <text:p text:style-name="P3"><text:span text:style-name="T1"><text:s/></text:span></text:p>
      <text:p text:style-name="P3"><text:span text:style-name="T1">Wiem, że już się nie robi „rysowanych” filmów, bo to się nie opłaca i zajmuje za dużo czasu. Mimo to szkoda, że „My Little Pony: The Movie” nie będzie zrobiony w tym samym stylu, co serial. Może był bardzo cukierkowy, ale mi się podobał. W tym nowym jest sporo różnic względem starego. Pierwsze, co rzuca się w oczy, to zmiana wyglądu samych kuców. Wydają się wyglądać na cięższe i niższe – jeszcze bardziej niż wcześniej przypominają chodzące kiełbaski czy inny salceson. Czy jest to duża wada? Myślę, że nie będzie to zbytnio przeszkadzać, ale trzeba się do takiego stylu przyzwyczaić. Ta drobna niedogodność jest rekompensowana przez znacznie płynniejszą animację. Poza tym oczy kucyków zostały nieco zmienione. Na tęczówkach mają takie jakby iskierki. Do tego mniej dostrzegalne są teraz różnice w kształcie oczu poszczególnych osiołków. Najgorszym, co się zmieniło, to ich kolorystyka. Kolory są znacznie intensywniejsze, co może być męczące przy dłuższym oglądaniu. Bardzo nie podoba mi się wygląd większości teł, zwłaszcza tych przedstawiających Canterlot. Stylistycznie nie pasują do postaci.</text:span></text:p>
      <text:p text:style-name="P3"><text:span text:style-name="T1"><text:s/></text:span></text:p>
      <text:p text:style-name="P5"><text:bookmark text:name="_nva6k6i2fxej"/>Nowe postaci</text:p>
      <text:p text:style-name="P3"><text:span text:style-name="T1"><text:s/></text:span></text:p>
      <text:p text:style-name="P3"><text:span text:style-name="T1">Niektóre podobają mi się bardziej, inne zdecydowanie mniej. Na sam początek główny czarny charakter – Tempest Shadow. Żeby wyglądała jak typowy zły OCek, brakuje jej tylko czerwonych tęczówek. Ale jednak nie wypada najgorzej. Ten złamany róg i blizna nie są zbyt oryginalnym pomysłem jak na fandom (miejmy nadzieję, że chociaż nie jest sierotą i nie mieszka w lesie Everfree), lecz w MLP jeszcze czegoś takiego nie było i nadają one postaci bardzo mrocznego, jak na bajkę dla małych dzieci, charakteru. Do tego Tempest ma bardzo urzekający głos i naprawdę fajną zbroję.</text:span></text:p>
      <text:p text:style-name="P3"><text:span text:style-name="T1"><text:s/></text:span></text:p>
      <text:p text:style-name="P3"><text:span text:style-name="T1">Jej przydupas Grubber bardzo mi się nie podoba. Ciężko mi nawet powiedzieć, czym on jest. Szczerze mówiąc, przypomina coś pomiędzy szopem, który uciekł z podejrzanych eksperymentów związanych ze sterydami, a mrocznym wcieleniem Stitcha. Zdecydowanie nie pasuje do MLP. Jedyny plus jest taki, że nie wydaje się on być zwykłym, bezrozumnym sługusem czarnego charakteru.</text:span></text:p>
      <text:p text:style-name="P3"><text:span text:style-name="T1"><text:s/></text:span></text:p>
      <text:p text:style-name="P3"><text:span text:style-name="T1">Nie rozumiem, dlaczego twórcy postanowili wprowadzić tyle anthro postaci. </text:span><text:span text:style-name="T1"><office:annotation office:name="__Annotation__81_863335"><dc:creator>Gandzia Gandzia</dc:creator><dc:date>2017-08-12T17:35:07</dc:date><text:p><text:span text:style-name="T3">Khem diamentowe psy khem gryfy khem smoki khem</text:span></text:p></office:annotation></text:span><text:span text:style-name="T1">Jest to dziwne, zważywszy na to, że dotychczas stworzeniami inteligentnymi były tylko zwierzęta kopytne.</text:span><office:annotation-end office:name="__Annotation__81_863335"/><text:span text:style-name="T1"> Mamy więc anthro papugi oraz kota. To pierwsze jest pewnie jakimś żartem, no bo piraci mają papugi. Jak już koniecznie muszą być piraci, to osobiście widziałabym w ich roli zebry, gryfy, czy nawet zwyczajne kucyki. Największy problem mam z tym kotem. Nie powinien on być inteligentnym stworzeniem, </text:span><text:span text:style-name="T1"><office:annotation office:name="__Annotation__86_863335"><dc:creator>Gandzia Gandzia</dc:creator><dc:date>2017-08-12T17:36:11</dc:date><text:p><text:span text:style-name="T3">W serialu pokazano też psy, zarówno zwierzęta domowe, jak i inteligentne istoty.</text:span></text:p></office:annotation></text:span><text:span text:style-name="T1">skoro już w serialu pokazane były koty i, bez obrazy dla nich, ale były one najzwyklejszymi domowymi pupilami</text:span><office:annotation-end office:name="__Annotation__86_863335"/><text:span text:style-name="T1">.</text:span></text:p>
      <text:p text:style-name="P3"><text:span text:style-name="T1"><text:s/></text:span></text:p>
      <text:p text:style-name="P3"><text:span text:style-name="T1">Jakiś czas temu Disney w bajce „Zootopia” umieścił Gazellę, czyli postać, która jest przeniesieniem Shakiry do tego zwierzęcego świata. Hasbro najwyraźniej postanowiło zgapić trochę od Disneya. W „My Little Pony: The Movie” dostaniemy Się, której kucykowa wersja nazywa się Songbird Serenade.</text:span></text:p>
      <text:p text:style-name="P3"><text:span text:style-name="T1">Nie podobają mi się zabiegi tego typu. Może gdyby film był dłuższy (przynajmniej o połowę dłuższy), to na rzeczy tego typu starczyłoby czasu. A tak najpewniej dostaniemy niepotrzebne i wymuszone gagi, żeby tylko pokazać tę postać, mimo że poświęcony na to czas mógłby być znacznie lepiej wykorzystany. Jakby tego było mało, takie postacie często są przesadnie idealizowane, przez co nie da się ich normalnie oglądać.</text:span></text:p>
      <text:p text:style-name="P3"><text:span text:style-name="T1"><text:s/></text:span></text:p>
      <text:p text:style-name="P3"><text:span text:style-name="T1">I na sam koniec to, na co tak długo liczyłam, morskie kucyki. Ich wygląd jest znacznie lepszy, niż się spodziewałam. Są bardzo smukłe, przywodzą na myśli niektóre tropikalne rybki. Mimo że mają tylne płetwy, to zachowują one charakterystyczne cechy uczesania ogona. Jedyne, do czego mogę się przyczepić, to że nowe postaci są naprawdę śliczne, ale nie przypominają koników morskich, na co bardzo liczyłam.</text:span></text:p>
      <text:p text:style-name="P3"><text:span text:style-name="T1"><text:s/></text:span></text:p>
      <text:p text:style-name="P5"><text:bookmark text:name="_46fj5f8oujn"/>Fabuła</text:p>
      <text:p text:style-name="P3"><text:span text:style-name="T1"><text:s/></text:span></text:p>
      <text:p text:style-name="P3"><text:span text:style-name="T1">To nie ma prawa się udać z bardzo prostego powodu. Twórcy chcą umieścić zbyt dużo rzeczy w zdecydowanie za małej ilości czasu. Po trailerze widać, że film będzie aż przesycony treściami, które będą musiały być pokazane w zaledwie jedną godzinę i czterdzieści minut. Nie ma szans, żeby wykonać coś takiego bez ciągłego gnania z wydarzeniami, co jest bardzo męczące. Nie będzie też zbyt dużo czasu na zapoznanie się z nowymi postaciami i rasami.</text:span></text:p>
      <text:p text:style-name="P3"><text:span text:style-name="T1"><text:s/></text:span></text:p>
      <text:p text:style-name="P3"><text:span text:style-name="T1">Hasbro popełniło też kolejny duży błąd. Zdradziło już praktycznie całą fabułę oraz większość, jeśli nie wszystkie, ważne zwroty akcji. Szkoda, może jestem dziwna, ale ja tam lubię, jak film czymś zaskakuje. Tak duże spoilery raczej zabiorą ludziom, którzy, tak jak ja, nie lubią spoilerów, dużo radości z oglądania.</text:span></text:p>
      <text:p text:style-name="P2"/>
      <text:p text:style-name="P2"><text:soft-page-break/></text:p>
      <text:p text:style-name="P1"><text:span text:style-name="T1">Obrazki:</text:span></text:p>
      <text:p text:style-name="P1"><text:a xlink:type="simple" xlink:href="http://stasysolitude.deviantart.com/art/Daughter-of-storm-668888833" text:style-name="Internet_20_link" text:visited-style-name="Visited_20_Internet_20_Link"><text:span text:style-name="T2">http://stasysolitude.deviantart.com/art/Daughter-of-storm-668888833</text:span></text:a></text:p>
      <text:p text:style-name="P1"><text:a xlink:type="simple" xlink:href="http://joselyn565.deviantart.com/art/Princess-Skystar-and-Flash-Sentry-dancing-684587612" text:style-name="Internet_20_link" text:visited-style-name="Visited_20_Internet_20_Link"><text:span text:style-name="T2">http://joselyn565.deviantart.com/art/Princess-Skystar-and-Flash-Sentry-dancing-684587612</text:span></text:a></text:p>
      <text:p text:style-name="P1"><text:a xlink:type="simple" xlink:href="http://art-of-aa.deviantart.com/art/The-Captain-of-Friendship-689612744" text:style-name="Internet_20_link" text:visited-style-name="Visited_20_Internet_20_Link"><text:span text:style-name="T2">http://art-of-aa.deviantart.com/art/The-Captain-of-Friendship-689612744</text:span></text:a></text:p>
      <text:p text:style-name="P1"><text:a xlink:type="simple" xlink:href="http://jucamovi1992.deviantart.com/art/Queen-Novo-684570030" text:style-name="Internet_20_link" text:visited-style-name="Visited_20_Internet_20_Link"><text:span text:style-name="T2">http://jucamovi1992.deviantart.com/art/Queen-Novo-684570030</text:span></text:a></text:p>
      <text:p text:style-name="P1"><text:a xlink:type="simple" xlink:href="https://s.yimg.com/uu/api/res/1.2/6TSkBsIM8yxp7gWO_ybyZA--/cT04NTtzbT0xO2FwcGlkPXl0YWNoeW9u/http://media.zenfs.com/en-us/video/video.mymoviesus/2cb5db70ad5662931131f1cfc083c015" text:style-name="Internet_20_link" text:visited-style-name="Visited_20_Internet_20_Link"><text:span text:style-name="T2">https://s.yimg.com/uu/api/res/1.2/6TSkBsIM8yxp7gWO_ybyZA--/cT04NTtzbT0xO2FwcGlkPXl0YWNoeW9u/http://media.zenfs.com/en-us/video/video.mymoviesus/2cb5db70ad5662931131f1cfc083c015</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6" meta:word-count="1986" meta:character-count="13163" meta:non-whitespace-character-count="11199"/>
    <meta:generator>LibreOfficeDev/5.1.0.3$Linux_X86_64 LibreOffice_project/</meta:generator>
  </office:meta>
</office:document-meta>
</file>